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2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1132in" style:rel-column-width="1110*"/>
    </style:style>
    <style:style style:name="Table2.AG" style:family="table-column">
      <style:table-column-properties style:column-width="0.1181in" style:rel-column-width="115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ff42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1" style:family="table-cell">
      <style:table-cell-properties style:vertical-align="middle"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O1" style:family="table-cell">
      <style:table-cell-properties style:vertical-align="middle" fo:background-color="#e6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S1" style:family="table-cell">
      <style:table-cell-properties style:vertical-align="middle"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W1" style:family="table-cell">
      <style:table-cell-properties style:vertical-align="middle" fo:background-color="#e6e6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style:vertical-align="middle" fo:background-color="#0066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u1" style:family="table-cell">
      <style:table-cell-properties style:vertical-align="middle" fo:background-color="#ff95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AG1" style:family="table-cell">
      <style:table-cell-properties style:vertical-align="middle"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0.687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2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375in" table:align="left"/>
    </style:style>
    <style:style style:name="Table4.A" style:family="table-column">
      <style:table-column-properties style:column-width="0.1625in"/>
    </style:style>
    <style:style style:name="Table4.B" style:family="table-column">
      <style:table-column-properties style:column-width="0.1764in"/>
    </style:style>
    <style:style style:name="Table4.C" style:family="table-column">
      <style:table-column-properties style:column-width="0.134in"/>
    </style:style>
    <style:style style:name="Table4.b" style:family="table-column">
      <style:table-column-properties style:column-width="0.1694in"/>
    </style:style>
    <style:style style:name="Table4.f" style:family="table-column">
      <style:table-column-properties style:column-width="0.1868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ff42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middle"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middle" fo:background-color="#e6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P1" style:family="table-cell">
      <style:table-cell-properties style:vertical-align="middle"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T1" style:family="table-cell">
      <style:table-cell-properties style:vertical-align="middle" fo:background-color="#e6e6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X1" style:family="table-cell">
      <style:table-cell-properties style:vertical-align="middle"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style:font-name="Ubuntu Condensed" officeooo:rsid="00023091" officeooo:paragraph-rsid="00023091"/>
    </style:style>
    <style:style style:name="P2" style:family="paragraph" style:parent-style-name="Table_20_Contents">
      <style:text-properties style:font-name="Ubuntu Condensed" officeooo:rsid="00023091" officeooo:paragraph-rsid="0003821c"/>
    </style:style>
    <style:style style:name="P3" style:family="paragraph" style:parent-style-name="Table_20_Contents">
      <style:text-properties style:font-name="Ubuntu Condensed" officeooo:rsid="00056701" officeooo:paragraph-rsid="00056701"/>
    </style:style>
    <style:style style:name="P4" style:family="paragraph" style:parent-style-name="Table_20_Contents">
      <style:text-properties style:font-name="Ubuntu Condensed" officeooo:rsid="00056701" officeooo:paragraph-rsid="0005c0ea"/>
    </style:style>
    <style:style style:name="P5" style:family="paragraph" style:parent-style-name="Table_20_Contents">
      <style:text-properties style:font-name="Ubuntu Condensed" officeooo:rsid="0005c0ea" officeooo:paragraph-rsid="0005c0ea"/>
    </style:style>
    <style:style style:name="P6" style:family="paragraph" style:parent-style-name="Table_20_Contents">
      <style:text-properties style:font-name="Ubuntu Condensed" officeooo:rsid="00078cd4" officeooo:paragraph-rsid="00078cd4"/>
    </style:style>
    <style:style style:name="P7" style:family="paragraph" style:parent-style-name="Table_20_Contents">
      <style:paragraph-properties fo:text-align="center" style:justify-single-word="false"/>
      <style:text-properties style:font-name="Ubuntu Condensed" officeooo:rsid="00078cd4" officeooo:paragraph-rsid="00078cd4"/>
    </style:style>
    <style:style style:name="P8" style:family="paragraph" style:parent-style-name="Table_20_Contents">
      <style:text-properties style:font-name="Ubuntu Condensed" officeooo:rsid="00023091" officeooo:paragraph-rsid="00023091" fo:background-color="#ffff00"/>
    </style:style>
    <style:style style:name="P9" style:family="paragraph" style:parent-style-name="Table_20_Contents">
      <style:paragraph-properties fo:text-align="center" style:justify-single-word="false"/>
      <style:text-properties style:font-name="Ubuntu Condensed" officeooo:rsid="0007cc0e" officeooo:paragraph-rsid="0007cc0e"/>
    </style:style>
    <style:style style:name="P10" style:family="paragraph" style:parent-style-name="Standard">
      <style:text-properties style:font-name="Ubuntu Condensed" officeooo:rsid="00023091" officeooo:paragraph-rsid="00023091"/>
    </style:style>
    <style:style style:name="P11" style:family="paragraph" style:parent-style-name="Standard">
      <style:text-properties style:font-name="Ubuntu Condensed" officeooo:rsid="0003821c" officeooo:paragraph-rsid="0003821c"/>
    </style:style>
    <style:style style:name="P12" style:family="paragraph" style:parent-style-name="Standard">
      <style:text-properties style:font-name="Ubuntu Condensed" officeooo:rsid="00078cd4" officeooo:paragraph-rsid="00078cd4"/>
    </style:style>
    <style:style style:name="P13" style:family="paragraph" style:parent-style-name="Standard">
      <style:text-properties style:font-name="Ubuntu Condensed" officeooo:rsid="0003d5b5" officeooo:paragraph-rsid="0003d5b5"/>
    </style:style>
    <style:style style:name="P14" style:family="paragraph" style:parent-style-name="Standard">
      <style:paragraph-properties fo:break-before="page"/>
      <style:text-properties style:font-name="Ubuntu Condensed" officeooo:rsid="0003821c" officeooo:paragraph-rsid="0003821c"/>
    </style:style>
    <style:style style:name="P15" style:family="paragraph" style:parent-style-name="Standard">
      <style:text-properties style:font-name="Ubuntu Condensed" officeooo:rsid="0003d5b5" officeooo:paragraph-rsid="0003d5b5"/>
    </style:style>
    <style:style style:name="P16" style:family="paragraph" style:parent-style-name="Standard">
      <style:text-properties style:font-name="Ubuntu Condensed" officeooo:rsid="0003d5b5" officeooo:paragraph-rsid="000cf664"/>
    </style:style>
    <style:style style:name="P17" style:family="paragraph" style:parent-style-name="Standard">
      <style:text-properties style:font-name="Ubuntu Condensed" officeooo:rsid="00078cd4" officeooo:paragraph-rsid="0009993b"/>
    </style:style>
    <style:style style:name="P18" style:family="paragraph" style:parent-style-name="Standard">
      <style:text-properties style:font-name="Ubuntu Condensed" officeooo:rsid="00078cd4" officeooo:paragraph-rsid="000cf664"/>
    </style:style>
    <style:style style:name="P19" style:family="paragraph" style:parent-style-name="Standard">
      <style:text-properties style:font-name="Ubuntu Condensed" fo:font-weight="bold" officeooo:rsid="00023091" officeooo:paragraph-rsid="00023091" style:font-weight-asian="bold" style:font-weight-complex="bold"/>
    </style:style>
    <style:style style:name="P20" style:family="paragraph" style:parent-style-name="Standard">
      <style:text-properties style:font-name="Ubuntu Condensed" officeooo:rsid="000baf1d" officeooo:paragraph-rsid="000baf1d" fo:background-color="#ffff00"/>
    </style:style>
    <style:style style:name="P21" style:family="paragraph" style:parent-style-name="Standard">
      <style:text-properties style:font-name="Ubuntu Condensed" officeooo:rsid="00023091" officeooo:paragraph-rsid="000baf1d" fo:background-color="#ffff00"/>
    </style:style>
    <style:style style:name="P22" style:family="paragraph" style:parent-style-name="Standard">
      <style:text-properties style:font-name="Ubuntu Condensed" officeooo:rsid="00078cd4" officeooo:paragraph-rsid="000cf664" fo:background-color="#ffff00"/>
    </style:style>
    <style:style style:name="P23" style:family="paragraph" style:parent-style-name="Standard">
      <style:text-properties style:font-name="Ubuntu Condensed" officeooo:rsid="0003821c" officeooo:paragraph-rsid="000cf664"/>
    </style:style>
    <style:style style:name="P24" style:family="paragraph" style:parent-style-name="Standard">
      <style:text-properties style:font-name="Ubuntu Condensed" officeooo:rsid="000baf1d" officeooo:paragraph-rsid="000baf1d"/>
    </style:style>
    <style:style style:name="P25" style:family="paragraph" style:parent-style-name="Standard">
      <style:paragraph-properties fo:break-before="page"/>
      <style:text-properties style:font-name="Ubuntu Condensed" fo:font-weight="bold" officeooo:rsid="00023091" officeooo:paragraph-rsid="000baf1d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Ubuntu Condensed" officeooo:rsid="0003821c" officeooo:paragraph-rsid="000cf664"/>
    </style:style>
    <style:style style:name="P27" style:family="paragraph" style:parent-style-name="Table_20_Contents">
      <style:text-properties style:font-name="Ubuntu Condensed" officeooo:rsid="0005c0ea" officeooo:paragraph-rsid="000a0c9e"/>
    </style:style>
    <style:style style:name="P28" style:family="paragraph" style:parent-style-name="Table_20_Contents">
      <style:text-properties style:font-name="Ubuntu Condensed" officeooo:rsid="0005c0ea" officeooo:paragraph-rsid="000baf1d"/>
    </style:style>
    <style:style style:name="P29" style:family="paragraph" style:parent-style-name="Table_20_Contents">
      <style:text-properties style:font-name="Ubuntu Condensed" officeooo:rsid="00023091" officeooo:paragraph-rsid="000baf1d"/>
    </style:style>
    <style:style style:name="P30" style:family="paragraph" style:parent-style-name="Table_20_Contents">
      <style:text-properties style:font-name="Ubuntu Condensed" officeooo:rsid="00056701" officeooo:paragraph-rsid="000baf1d"/>
    </style:style>
    <style:style style:name="P31" style:family="paragraph" style:parent-style-name="Table_20_Contents">
      <style:text-properties style:font-name="Ubuntu Condensed" officeooo:rsid="00023091" officeooo:paragraph-rsid="000baf1d" fo:background-color="#ffff00"/>
    </style:style>
    <style:style style:name="P32" style:family="paragraph" style:parent-style-name="Table_20_Contents">
      <style:text-properties style:font-name="Ubuntu Condensed" officeooo:rsid="00078cd4" officeooo:paragraph-rsid="000baf1d"/>
    </style:style>
    <style:style style:name="P33" style:family="paragraph" style:parent-style-name="Table_20_Contents">
      <style:paragraph-properties fo:text-align="center" style:justify-single-word="false"/>
      <style:text-properties style:font-name="Ubuntu Condensed" officeooo:rsid="00078cd4" officeooo:paragraph-rsid="000cf664"/>
    </style:style>
    <style:style style:name="P34" style:family="paragraph" style:parent-style-name="Table_20_Contents">
      <style:text-properties style:font-name="Ubuntu Condensed" officeooo:rsid="000baf1d" officeooo:paragraph-rsid="000baf1d"/>
    </style:style>
    <style:style style:name="P35" style:family="paragraph" style:parent-style-name="Table_20_Contents">
      <style:paragraph-properties fo:text-align="center" style:justify-single-word="false"/>
      <style:text-properties style:font-name="Ubuntu Condensed" officeooo:rsid="0007cc0e" officeooo:paragraph-rsid="000cf664"/>
    </style:style>
    <style:style style:name="P36" style:family="paragraph" style:parent-style-name="Table_20_Contents">
      <style:paragraph-properties fo:text-align="center" style:justify-single-word="false"/>
      <style:text-properties style:font-name="Ubuntu Condensed" officeooo:rsid="000cf664" officeooo:paragraph-rsid="000cf664"/>
    </style:style>
    <style:style style:name="P37" style:family="paragraph">
      <style:text-properties style:font-name="Ubuntu Condensed" fo:font-size="9pt" style:font-size-asian="9pt" style:font-size-complex="9pt"/>
    </style:style>
    <style:style style:name="T1" style:family="text">
      <style:text-properties officeooo:rsid="0005c0ea"/>
    </style:style>
    <style:style style:name="T2" style:family="text">
      <style:text-properties officeooo:rsid="0007cc0e"/>
    </style:style>
    <style:style style:name="T3" style:family="text">
      <style:text-properties officeooo:rsid="000999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93b" style:font-weight-asian="bold" style:font-weight-complex="bold"/>
    </style:style>
    <style:style style:name="T6" style:family="text">
      <style:text-properties officeooo:rsid="000a0c9e"/>
    </style:style>
    <style:style style:name="T7" style:family="text">
      <style:text-properties officeooo:rsid="000baf1d"/>
    </style:style>
    <style:style style:name="T8" style:family="text">
      <style:text-properties officeooo:rsid="00056701"/>
    </style:style>
    <style:style style:name="T9" style:family="text">
      <style:text-properties officeooo:rsid="000cf664"/>
    </style:style>
    <style:style style:name="T10" style:family="text">
      <style:text-properties style:font-name="Ubuntu Condensed" fo:font-size="9pt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asmissione dati per grafico su PC</text:p>
      <text:p text:style-name="P10"/>
      <text:p text:style-name="P19">1 Programmazione grafic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scizione</text:p>
          </table:table-cell>
          <table:table-cell table:style-name="Table1.A1" office:value-type="string">
            <text:p text:style-name="P1">Dimensione</text:p>
          </table:table-cell>
          <table:table-cell table:style-name="Table1.A1" table:number-columns-spanned="2" office:value-type="string">
            <text:p text:style-name="P3">Valore</text:p>
          </table:table-cell>
          <table:covered-table-cell/>
          <table:table-cell table:style-name="Table1.E1" office:value-type="string">
            <text:p text:style-name="P3">Not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ASCII</text:p>
          </table:table-cell>
          <table:table-cell table:style-name="Table1.A2" office:value-type="string">
            <text:p text:style-name="P3">HEX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Sincronism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">^</text:p>
          </table:table-cell>
          <table:table-cell table:style-name="Table1.A2" office:value-type="string">
            <text:p text:style-name="P3">5E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Comand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N<text:span text:style-name="T1">A</text:span>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Numero canali</text:p>
          </table:table-cell>
          <table:table-cell table:style-name="Table1.A2" office:value-type="string">
            <text:p text:style-name="P1">4 + 4 spazi (8)</text:p>
          </table:table-cell>
          <table:table-cell table:style-name="Table1.A2" office:value-type="string">
            <text:p text:style-name="P3">0/1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3">Esempio: 1 1 0 0 = attivi I canali 1,2.</text:p>
            <text:p text:style-name="P3">Si possono eliminare gli spazi?</text:p>
            <text:p text:style-name="P3">Esempio: 1100 = attivi I canali 1,2 </text:p>
          </table:table-cell>
        </table:table-row>
        <table:table-row>
          <table:table-cell table:style-name="Table1.A2" office:value-type="string">
            <text:p text:style-name="P1">Pressione max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immissione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stabilizzazione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di prova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1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5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1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2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2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3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3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4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4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[0-9]{4}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27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1">CRC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3">[0-9][a-z]{5}</text:p>
          </table:table-cell>
          <table:table-cell table:style-name="Table1.A2" office:value-type="string">
            <text:p text:style-name="P6">B86F</text:p>
          </table:table-cell>
          <table:table-cell table:style-name="Table1.E2" office:value-type="string">
            <text:p text:style-name="P6">Perchè 5 caratteri? <text:s/>Nel progetto precedente ne abbiamo usati 4</text:p>
          </table:table-cell>
        </table:table-row>
        <table:table-row>
          <table:table-cell table:style-name="Table1.A2" office:value-type="string">
            <text:p text:style-name="P1">Ritorno carrello (0x0D)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CR</text:p>
          </table:table-cell>
          <table:table-cell table:style-name="Table1.A2" office:value-type="string">
            <text:p text:style-name="P3">0D</text:p>
          </table:table-cell>
          <table:table-cell table:style-name="Table1.E2" office:value-type="string">
            <text:p text:style-name="P3"/>
          </table:table-cell>
        </table:table-row>
      </table:table>
      <text:p text:style-name="P10"/>
      <text:p text:style-name="P10"/>
      <text:p text:style-name="P11"/>
      <text:p text:style-name="P14">Esempi<text:span text:style-name="T2">o</text:span></text:p>
      <text:p text:style-name="P12"/>
      <text:p text:style-name="P12"/>
      <table:table table:name="Table2" table:style-name="Table2">
        <table:table-column table:style-name="Table2.A" table:number-columns-repeated="58"/>
        <table:table-column table:style-name="Table2.AG"/>
        <table:table-row>
          <table:table-cell table:style-name="Table2.A1" office:value-type="string">
            <text:p text:style-name="P7">^</text:p>
          </table:table-cell>
          <table:table-cell table:style-name="Table2.A1" office:value-type="string">
            <text:p text:style-name="P7">S</text:p>
          </table:table-cell>
          <table:table-cell table:style-name="Table2.C1" office:value-type="string">
            <text:p text:style-name="P7">1</text:p>
          </table:table-cell>
          <table:table-cell table:style-name="Table2.C1" office:value-type="string">
            <text:p text:style-name="P7">1</text:p>
          </table:table-cell>
          <table:table-cell table:style-name="Table2.C1" office:value-type="string">
            <text:p text:style-name="P7">0</text:p>
          </table:table-cell>
          <table:table-cell table:style-name="Table2.C1" office:value-type="string">
            <text:p text:style-name="P7">0</text:p>
          </table:table-cell>
          <table:table-cell table:style-name="Table2.G1" office:value-type="string">
            <text:p text:style-name="P7">4</text:p>
          </table:table-cell>
          <table:table-cell table:style-name="Table2.G1" office:value-type="string">
            <text:p text:style-name="P7">0</text:p>
          </table:table-cell>
          <table:table-cell table:style-name="Table2.G1" office:value-type="string">
            <text:p text:style-name="P7">0</text:p>
          </table:table-cell>
          <table:table-cell table:style-name="Table2.G1" office:value-type="string">
            <text:p text:style-name="P7">1</text:p>
          </table:table-cell>
          <table:table-cell table:style-name="Table2.K1" office:value-type="string">
            <text:p text:style-name="P7">0</text:p>
          </table:table-cell>
          <table:table-cell table:style-name="Table2.K1" office:value-type="string">
            <text:p text:style-name="P7">1</text:p>
          </table:table-cell>
          <table:table-cell table:style-name="Table2.K1" office:value-type="string">
            <text:p text:style-name="P7">0</text:p>
          </table:table-cell>
          <table:table-cell table:style-name="Table2.K1" office:value-type="string">
            <text:p text:style-name="P7">0</text:p>
          </table:table-cell>
          <table:table-cell table:style-name="Table2.O1" office:value-type="string">
            <text:p text:style-name="P7">0</text:p>
          </table:table-cell>
          <table:table-cell table:style-name="Table2.O1" office:value-type="string">
            <text:p text:style-name="P7">0</text:p>
          </table:table-cell>
          <table:table-cell table:style-name="Table2.O1" office:value-type="string">
            <text:p text:style-name="P7">5</text:p>
          </table:table-cell>
          <table:table-cell table:style-name="Table2.O1" office:value-type="string">
            <text:p text:style-name="P7">0</text:p>
          </table:table-cell>
          <table:table-cell table:style-name="Table2.S1" office:value-type="string">
            <text:p text:style-name="P7">0</text:p>
          </table:table-cell>
          <table:table-cell table:style-name="Table2.S1" office:value-type="string">
            <text:p text:style-name="P7">1</text:p>
          </table:table-cell>
          <table:table-cell table:style-name="Table2.S1" office:value-type="string">
            <text:p text:style-name="P7">0</text:p>
          </table:table-cell>
          <table:table-cell table:style-name="Table2.S1" office:value-type="string">
            <text:p text:style-name="P7">0</text:p>
          </table:table-cell>
          <table:table-cell table:style-name="Table2.W1" office:value-type="string">
            <text:p text:style-name="P7">1</text:p>
          </table:table-cell>
          <table:table-cell table:style-name="Table2.W1" office:value-type="string">
            <text:p text:style-name="P7">0</text:p>
          </table:table-cell>
          <table:table-cell table:style-name="Table2.W1" office:value-type="string">
            <text:p text:style-name="P7">0</text:p>
          </table:table-cell>
          <table:table-cell table:style-name="Table2.W1" office:value-type="string">
            <text:p text:style-name="P7">0</text:p>
          </table:table-cell>
          <table:table-cell table:style-name="Table2.W1" office:value-type="string">
            <text:p text:style-name="P7">0</text:p>
          </table:table-cell>
          <table:table-cell table:style-name="Table2.W1" office:value-type="string">
            <text:p text:style-name="P7">8</text:p>
          </table:table-cell>
          <table:table-cell table:style-name="Table2.W1" office:value-type="string">
            <text:p text:style-name="P7">0</text:p>
          </table:table-cell>
          <table:table-cell table:style-name="Table2.W1" office:value-type="string">
            <text:p text:style-name="P7">0</text:p>
          </table:table-cell>
          <table:table-cell table:style-name="Table2.e1" office:value-type="string">
            <text:p text:style-name="P7">2</text:p>
          </table:table-cell>
          <table:table-cell table:style-name="Table2.e1" office:value-type="string">
            <text:p text:style-name="P7">0</text:p>
          </table:table-cell>
          <table:table-cell table:style-name="Table2.e1" office:value-type="string">
            <text:p text:style-name="P7">0</text:p>
          </table:table-cell>
          <table:table-cell table:style-name="Table2.e1" office:value-type="string">
            <text:p text:style-name="P7">0</text:p>
          </table:table-cell>
          <table:table-cell table:style-name="Table2.e1" office:value-type="string">
            <text:p text:style-name="P7">1</text:p>
          </table:table-cell>
          <table:table-cell table:style-name="Table2.e1" office:value-type="string">
            <text:p text:style-name="P7">3</text:p>
          </table:table-cell>
          <table:table-cell table:style-name="Table2.e1" office:value-type="string">
            <text:p text:style-name="P7">0</text:p>
          </table:table-cell>
          <table:table-cell table:style-name="Table2.e1" office:value-type="string">
            <text:p text:style-name="P7">0</text:p>
          </table:table-cell>
          <table:table-cell table:style-name="Table2.m1" office:value-type="string">
            <text:p text:style-name="P7">1</text:p>
          </table:table-cell>
          <table:table-cell table:style-name="Table2.m1" office:value-type="string">
            <text:p text:style-name="P7">5</text:p>
          </table:table-cell>
          <table:table-cell table:style-name="Table2.m1" office:value-type="string">
            <text:p text:style-name="P7">0</text:p>
          </table:table-cell>
          <table:table-cell table:style-name="Table2.m1" office:value-type="string">
            <text:p text:style-name="P7">0</text:p>
          </table:table-cell>
          <table:table-cell table:style-name="Table2.m1" office:value-type="string">
            <text:p text:style-name="P7">0</text:p>
          </table:table-cell>
          <table:table-cell table:style-name="Table2.m1" office:value-type="string">
            <text:p text:style-name="P7">0</text:p>
          </table:table-cell>
          <table:table-cell table:style-name="Table2.m1" office:value-type="string">
            <text:p text:style-name="P7">9</text:p>
          </table:table-cell>
          <table:table-cell table:style-name="Table2.m1" office:value-type="string">
            <text:p text:style-name="P7">0</text:p>
          </table:table-cell>
          <table:table-cell table:style-name="Table2.u1" office:value-type="string">
            <text:p text:style-name="P7">2</text:p>
          </table:table-cell>
          <table:table-cell table:style-name="Table2.u1" office:value-type="string">
            <text:p text:style-name="P7">4</text:p>
          </table:table-cell>
          <table:table-cell table:style-name="Table2.u1" office:value-type="string">
            <text:p text:style-name="P7">0</text:p>
          </table:table-cell>
          <table:table-cell table:style-name="Table2.u1" office:value-type="string">
            <text:p text:style-name="P7">0</text:p>
          </table:table-cell>
          <table:table-cell table:style-name="Table2.u1" office:value-type="string">
            <text:p text:style-name="P7">0</text:p>
          </table:table-cell>
          <table:table-cell table:style-name="Table2.u1" office:value-type="string">
            <text:p text:style-name="P7">0</text:p>
          </table:table-cell>
          <table:table-cell table:style-name="Table2.u1" office:value-type="string">
            <text:p text:style-name="P7">1</text:p>
          </table:table-cell>
          <table:table-cell table:style-name="Table2.u1" office:value-type="string">
            <text:p text:style-name="P7">0</text:p>
          </table:table-cell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7">R</text:p>
          </table:table-cell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7">4</text:p>
          </table:table-cell>
          <table:table-cell table:style-name="Table2.AG1" office:value-type="string">
            <text:p text:style-name="P9">D</text:p>
          </table:table-cell>
        </table:table-row>
      </table:table>
      <text:p text:style-name="P11"/>
      <text:p text:style-name="P13"><draw:caption text:anchor-type="paragraph" draw:z-index="8" draw:style-name="gr1" draw:text-style-name="P37" svg:width="0.7717in" svg:height="0.2295in" svg:x="5.9402in" svg:y="0.1181in" draw:caption-point-x="-0.2709in" draw:caption-point-y="-0.2894in"><text:p text:style-name="P37">S4+-</text:p></draw:caption></text:p>
      <text:p text:style-name="P13"><draw:caption text:anchor-type="paragraph" draw:z-index="7" draw:style-name="gr1" draw:text-style-name="P37" svg:width="0.7717in" svg:height="0.2295in" svg:x="4.8154in" svg:y="0.0075in" draw:caption-point-x="-0.2398in" draw:caption-point-y="-0.3909in"><text:p text:style-name="P37">S3 +-</text:p></draw:caption></text:p>
      <text:p text:style-name="P13"><draw:caption text:anchor-type="paragraph" draw:z-index="6" draw:style-name="gr1" draw:text-style-name="P37" svg:width="0.7717in" svg:height="0.2295in" svg:x="3.9445in" svg:y="0.072in" draw:caption-point-x="-0.2646in" draw:caption-point-y="-0.6787in"><text:p text:style-name="P37">S2 +-</text:p></draw:caption></text:p>
      <text:p text:style-name="P13"/>
      <text:p text:style-name="P13"><draw:caption text:anchor-type="paragraph" draw:z-index="1" draw:style-name="gr1" draw:text-style-name="P37" svg:width="0.7717in" svg:height="0.2295in" svg:x="1.3756in" svg:y="1.3638in" draw:caption-point-x="-0.4772in" draw:caption-point-y="-2.2906in"><text:p text:style-name="P37"><text:span text:style-name="T10">Pressione max</text:span></text:p></draw:caption><draw:caption text:anchor-type="paragraph" draw:z-index="5" draw:style-name="gr1" draw:text-style-name="P37" svg:width="0.7717in" svg:height="0.2295in" svg:x="3.2717in" svg:y="0.0846in" draw:caption-point-x="-0.3in" draw:caption-point-y="-1.0744in"><text:p text:style-name="P37"><text:span text:style-name="T10">S1 +-</text:span></text:p></draw:caption><draw:caption text:anchor-type="paragraph" draw:z-index="4" draw:style-name="gr1" svg:width="0.7717in" svg:height="0.2295in" svg:x="2.628in" svg:y="0.4366in" draw:caption-point-x="-0.3543in" draw:caption-point-y="-1.4043in"><text:p text:style-name="P37">prova</text:p></draw:caption><draw:caption text:anchor-type="paragraph" draw:z-index="3" draw:style-name="gr1" draw:text-style-name="P37" svg:width="0.7717in" svg:height="0.2295in" svg:x="2.1193in" svg:y="0.7701in" draw:caption-point-x="-0.3874in" draw:caption-point-y="-1.8122in"><text:p text:style-name="P37">stabilizzazione</text:p></draw:caption><draw:caption text:anchor-type="paragraph" draw:z-index="2" draw:style-name="gr1" draw:text-style-name="P37" svg:width="0.7717in" svg:height="0.2295in" svg:x="1.7362in" svg:y="1.0516in" draw:caption-point-x="-0.348in" draw:caption-point-y="-1.9783in"><text:p text:style-name="P37"><text:span text:style-name="T10">immissione</text:span></text:p></draw:caption><draw:caption text:anchor-type="paragraph" draw:z-index="0" draw:style-name="gr1" draw:text-style-name="P37" svg:width="0.7717in" svg:height="0.2295in" svg:x="0.8984in" svg:y="1.7181in" draw:caption-point-x="-0.4583in" draw:caption-point-y="-2.6661in"><text:p text:style-name="P37">canali</text:p></draw:captio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^S110040010100005001001000080020001300<text:span text:style-name="T5">0000000000000000</text:span>CRC40D – <text:span text:style-name="T3">solo due canali attivi</text:span></text:p>
      <text:p text:style-name="P17">^S11<text:span text:style-name="T3">12</text:span>40010100005001001000080020001300<text:span text:style-name="T4">1500009024000010</text:span>CRC40D – <text:span text:style-name="T3">tutti quattro I canali attivi</text:span></text:p>
      <text:p text:style-name="P17"/>
      <text:p text:style-name="P24">TODO</text:p>
      <text:p text:style-name="P24"/>
      <text:p text:style-name="P20">Nota: I valori negativi? Se il formato è ASCII, con 4 digit posso arrivare al più a -999 mbar. Può essere però che Sx – sia sempre negativo, ed Sx + sempre positivo. Chiedere</text:p>
      <text:p text:style-name="P25"><text:span text:style-name="T7">2</text:span> <text:span text:style-name="T7">Trasmissione dati </text:span>grafico <text:span text:style-name="T7">real time (durante la prova: invio ogni 100 mS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9">Descizione</text:p>
          </table:table-cell>
          <table:table-cell table:style-name="Table3.A1" office:value-type="string">
            <text:p text:style-name="P29">Dimensione</text:p>
          </table:table-cell>
          <table:table-cell table:style-name="Table3.A1" table:number-columns-spanned="2" office:value-type="string">
            <text:p text:style-name="P30">Valore</text:p>
          </table:table-cell>
          <table:covered-table-cell/>
          <table:table-cell table:style-name="Table3.E1" office:value-type="string">
            <text:p text:style-name="P30">Note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>ASCII</text:p>
          </table:table-cell>
          <table:table-cell table:style-name="Table3.A2" office:value-type="string">
            <text:p text:style-name="P30">HEX</text:p>
          </table:table-cell>
          <table:table-cell table:style-name="Table3.E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29">Sincronismo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30">^</text:p>
          </table:table-cell>
          <table:table-cell table:style-name="Table3.A2" office:value-type="string">
            <text:p text:style-name="P30">5E</text:p>
          </table:table-cell>
          <table:table-cell table:style-name="Table3.E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29">Comando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34">R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4">Fase</text:p>
          </table:table-cell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I/S/P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30"><text:span text:style-name="T7">I=immissione</text:span></text:p>
            <text:p text:style-name="P30"><text:span text:style-name="T7">S=stabilizzazione</text:span></text:p>
            <text:p text:style-name="P34">P=prova<text:span text:style-name="T8"> </text:span></text:p>
          </table:table-cell>
        </table:table-row>
        <table:table-row>
          <table:table-cell table:style-name="Table3.A2" office:value-type="string">
            <text:p text:style-name="P29">Tempo <text:span text:style-name="T7">fase</text:span> (decimi di secondo)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Tempo <text:s/><text:span text:style-name="T7">totale</text:span>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<text:span text:style-name="T7">P</text:span>1 + (millibar)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<text:span text:style-name="T9">P</text:span>2 + (millibar)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<text:span text:style-name="T9">P</text:span>3 + (millibar)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<text:span text:style-name="T9">P</text:span>4 + (millibar)</text:p>
          </table:table-cell>
          <table:table-cell table:style-name="Table3.A2" office:value-type="string">
            <text:p text:style-name="P29">4</text:p>
          </table:table-cell>
          <table:table-cell table:style-name="Table3.A2" office:value-type="string">
            <text:p text:style-name="P30">[0-9]{4}</text:p>
          </table:table-cell>
          <table:table-cell table:style-name="Table3.A2" office:value-type="string">
            <text:p text:style-name="P30">N<text:span text:style-name="T1">A</text:span></text:p>
          </table:table-cell>
          <table:table-cell table:style-name="Table3.E2" office:value-type="string">
            <text:p text:style-name="P28"><text:span text:style-name="T6">1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29">CRC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0">[0-9][a-z]{5}</text:p>
          </table:table-cell>
          <table:table-cell table:style-name="Table3.A2" office:value-type="string">
            <text:p text:style-name="P32">B86F</text:p>
          </table:table-cell>
          <table:table-cell table:style-name="Table3.E2" office:value-type="string">
            <text:p text:style-name="P32">Perchè 5 caratteri? <text:s/>Nel progetto precedente ne abbiamo usati 4</text:p>
          </table:table-cell>
        </table:table-row>
        <table:table-row>
          <table:table-cell table:style-name="Table3.A2" office:value-type="string">
            <text:p text:style-name="P29">Ritorno carrello (0x0D)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8">CR</text:p>
          </table:table-cell>
          <table:table-cell table:style-name="Table3.A2" office:value-type="string">
            <text:p text:style-name="P30">0D</text:p>
          </table:table-cell>
          <table:table-cell table:style-name="Table3.E2" office:value-type="string">
            <text:p text:style-name="P30"/>
          </table:table-cell>
        </table:table-row>
      </table:table>
      <text:p text:style-name="P21"/>
      <text:p text:style-name="P26">Esempi<text:span text:style-name="T2">o</text:span></text:p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24"/>
        <table:table-column table:style-name="Table4.b"/>
        <table:table-column table:style-name="Table4.B"/>
        <table:table-column table:style-name="Table4.b"/>
        <table:table-column table:style-name="Table4.A"/>
        <table:table-column table:style-name="Table4.f"/>
        <table:table-row>
          <table:table-cell table:style-name="Table4.A1" office:value-type="string">
            <text:p text:style-name="P33">^</text:p>
          </table:table-cell>
          <table:table-cell table:style-name="Table4.A1" office:value-type="string">
            <text:p text:style-name="P36">R</text:p>
          </table:table-cell>
          <table:table-cell table:style-name="Table4.C1" office:value-type="string">
            <text:p text:style-name="P36">I</text:p>
          </table:table-cell>
          <table:table-cell table:style-name="Table4.D1" office:value-type="string">
            <text:p text:style-name="P33">4</text:p>
          </table:table-cell>
          <table:table-cell table:style-name="Table4.D1" office:value-type="string">
            <text:p text:style-name="P33">0</text:p>
          </table:table-cell>
          <table:table-cell table:style-name="Table4.D1" office:value-type="string">
            <text:p text:style-name="P33">0</text:p>
          </table:table-cell>
          <table:table-cell table:style-name="Table4.D1" office:value-type="string">
            <text:p text:style-name="P33">1</text:p>
          </table:table-cell>
          <table:table-cell table:style-name="Table4.H1" office:value-type="string">
            <text:p text:style-name="P33">0</text:p>
          </table:table-cell>
          <table:table-cell table:style-name="Table4.H1" office:value-type="string">
            <text:p text:style-name="P33">1</text:p>
          </table:table-cell>
          <table:table-cell table:style-name="Table4.H1" office:value-type="string">
            <text:p text:style-name="P33">0</text:p>
          </table:table-cell>
          <table:table-cell table:style-name="Table4.H1" office:value-type="string">
            <text:p text:style-name="P33">0</text:p>
          </table:table-cell>
          <table:table-cell table:style-name="Table4.L1" office:value-type="string">
            <text:p text:style-name="P33">0</text:p>
          </table:table-cell>
          <table:table-cell table:style-name="Table4.L1" office:value-type="string">
            <text:p text:style-name="P33">0</text:p>
          </table:table-cell>
          <table:table-cell table:style-name="Table4.L1" office:value-type="string">
            <text:p text:style-name="P33">5</text:p>
          </table:table-cell>
          <table:table-cell table:style-name="Table4.L1" office:value-type="string">
            <text:p text:style-name="P33">0</text:p>
          </table:table-cell>
          <table:table-cell table:style-name="Table4.P1" office:value-type="string">
            <text:p text:style-name="P33">0</text:p>
          </table:table-cell>
          <table:table-cell table:style-name="Table4.P1" office:value-type="string">
            <text:p text:style-name="P33">1</text:p>
          </table:table-cell>
          <table:table-cell table:style-name="Table4.P1" office:value-type="string">
            <text:p text:style-name="P33">0</text:p>
          </table:table-cell>
          <table:table-cell table:style-name="Table4.P1" office:value-type="string">
            <text:p text:style-name="P33">0</text:p>
          </table:table-cell>
          <table:table-cell table:style-name="Table4.T1" office:value-type="string">
            <text:p text:style-name="P33">1</text:p>
          </table:table-cell>
          <table:table-cell table:style-name="Table4.T1" office:value-type="string">
            <text:p text:style-name="P33">0</text:p>
          </table:table-cell>
          <table:table-cell table:style-name="Table4.T1" office:value-type="string">
            <text:p text:style-name="P33">0</text:p>
          </table:table-cell>
          <table:table-cell table:style-name="Table4.T1" office:value-type="string">
            <text:p text:style-name="P33">0</text:p>
          </table:table-cell>
          <table:table-cell table:style-name="Table4.X1" office:value-type="string">
            <text:p text:style-name="P33">2</text:p>
          </table:table-cell>
          <table:table-cell table:style-name="Table4.X1" office:value-type="string">
            <text:p text:style-name="P33">0</text:p>
          </table:table-cell>
          <table:table-cell table:style-name="Table4.X1" office:value-type="string">
            <text:p text:style-name="P33">0</text:p>
          </table:table-cell>
          <table:table-cell table:style-name="Table4.X1" office:value-type="string">
            <text:p text:style-name="P33">0</text:p>
          </table:table-cell>
          <table:table-cell table:style-name="Table4.A1" office:value-type="string">
            <text:p text:style-name="P33">C</text:p>
          </table:table-cell>
          <table:table-cell table:style-name="Table4.A1" office:value-type="string">
            <text:p text:style-name="P33">R</text:p>
          </table:table-cell>
          <table:table-cell table:style-name="Table4.A1" office:value-type="string">
            <text:p text:style-name="P33">C</text:p>
          </table:table-cell>
          <table:table-cell table:style-name="Table4.A1" office:value-type="string">
            <text:p text:style-name="P33">4</text:p>
          </table:table-cell>
          <table:table-cell table:style-name="Table4.f1" office:value-type="string">
            <text:p text:style-name="P35">D</text:p>
          </table:table-cell>
        </table:table-row>
      </table:table>
      <text:p text:style-name="P23"/>
      <text:p text:style-name="P16"/>
      <text:p text:style-name="P16"/>
      <text:p text:style-name="P16"><draw:caption text:anchor-type="paragraph" draw:z-index="15" draw:style-name="gr1" draw:text-style-name="P37" svg:width="0.7717in" svg:height="0.2295in" svg:x="4.4028in" svg:y="0.072in" draw:caption-point-x="-0.3791in" draw:caption-point-y="-0.6673in"><text:p text:style-name="P37">P4</text:p></draw:caption></text:p>
      <text:p text:style-name="P16"/>
      <text:p text:style-name="P16"><draw:caption text:anchor-type="paragraph" draw:z-index="14" draw:style-name="gr1" draw:text-style-name="P37" svg:width="0.7717in" svg:height="0.2295in" svg:x="3.9902in" svg:y="0.0953in" draw:caption-point-x="-0.6228in" draw:caption-point-y="-1.0323in"><text:p text:style-name="P37"><text:span text:style-name="T10">P3</text:span></text:p></draw:caption></text:p>
      <text:p text:style-name="P16"/>
      <text:p text:style-name="P16"><draw:caption text:anchor-type="paragraph" draw:z-index="13" draw:style-name="gr1" svg:width="0.7717in" svg:height="0.2295in" svg:x="3.7839in" svg:y="0.0429in" draw:caption-point-x="-0.9791in" draw:caption-point-y="-1.3634in"><text:p text:style-name="P37">P2</text:p></draw:caption></text:p>
      <text:p text:style-name="P16"><draw:caption text:anchor-type="paragraph" draw:z-index="12" draw:style-name="gr1" draw:text-style-name="P37" svg:width="0.7717in" svg:height="0.2295in" svg:x="3.2134in" svg:y="0.1638in" draw:caption-point-x="-1.0232in" draw:caption-point-y="-1.7177in"><text:p text:style-name="P37">P1</text:p></draw:caption></text:p>
      <text:p text:style-name="P16"/>
      <text:p text:style-name="P16"><draw:caption text:anchor-type="paragraph" draw:z-index="11" draw:style-name="gr1" draw:text-style-name="P37" svg:width="0.7717in" svg:height="0.2295in" svg:x="2.6736in" svg:y="0.0929in" draw:caption-point-x="-1.1811in" draw:caption-point-y="-1.978in"><text:p text:style-name="P37"><text:span text:style-name="T10">Tempo totale</text:span></text:p></draw:caption></text:p>
      <text:p text:style-name="P16"/>
      <text:p text:style-name="P16"><draw:caption text:anchor-type="paragraph" draw:z-index="10" draw:style-name="gr1" draw:text-style-name="P37" svg:width="0.7717in" svg:height="0.2295in" svg:x="1.8756in" svg:y="0.022in" draw:caption-point-x="-1.0917in" draw:caption-point-y="-2.2906in"><text:p text:style-name="P37"><text:span text:style-name="T10">Tempo fase</text:span></text:p></draw:caption></text:p>
      <text:p text:style-name="P16"><draw:caption text:anchor-type="paragraph" draw:z-index="9" draw:style-name="gr1" draw:text-style-name="P37" svg:width="0.7717in" svg:height="0.2295in" svg:x="0.8984in" svg:y="0.1846in" draw:caption-point-x="-0.5413in" draw:caption-point-y="-2.6969in"><text:p text:style-name="P37">fase</text:p></draw:caption></text:p>
      <text:p text:style-name="P16"/>
      <text:p text:style-name="P1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8-01-14T16:13:50.563490292</meta:creation-date>
    <meta:generator>LibreOffice/4.2.8.2$Linux_X86_64 LibreOffice_project/420m0$Build-2</meta:generator>
    <dc:date>2018-01-29T17:12:50.295887302</dc:date>
    <dc:creator>luigi talamona</dc:creator>
    <meta:editing-duration>PT1H54M45S</meta:editing-duration>
    <meta:editing-cycles>13</meta:editing-cycles>
    <meta:document-statistic meta:table-count="4" meta:image-count="0" meta:object-count="0" meta:page-count="4" meta:paragraph-count="250" meta:word-count="436" meta:character-count="1964" meta:non-whitespace-character-count="1770"/>
  </office:meta>
</office:document-meta>
</file>